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ar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list-style-name="LFO1" style:family="paragraph"/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fo:language="en" fo:country="US"/>
    </style:style>
    <style:style style:name="P52" style:parent-style-name="Normal" style:list-style-name="LFO1" style:family="paragraph"/>
    <style:style style:name="T53" style:parent-style-name="DefaultParagraphFont" style:family="text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/>
    </style:style>
    <style:style style:name="P56" style:parent-style-name="Normal" style:list-style-name="LFO1" style:family="paragraph"/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/>
    </style:style>
    <style:style style:name="P68" style:parent-style-name="Normal" style:list-style-name="LFO1" style:family="paragraph"/>
    <style:style style:name="T69" style:parent-style-name="DefaultParagraphFont" style:family="text">
      <style:text-properties style:font-name="Arial" style:font-name-complex="Arial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Arial" style:font-name-complex="Aria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/>
    </style:style>
    <style:style style:name="T74" style:parent-style-name="DefaultParagraphFont" style:family="text">
      <style:text-properties style:font-name="Arial" style:font-name-complex="Arial"/>
    </style:style>
    <style:style style:name="P75" style:parent-style-name="Normal" style:list-style-name="LFO1" style:family="paragraph"/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DefaultParagraphFont" style:family="text">
      <style:text-properties style:font-name="Arial" style:font-name-complex="Arial"/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 fo:language="en" fo:country="US"/>
    </style:style>
    <style:style style:name="T8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 fo:language="en" fo:country="US"/>
    </style:style>
    <style:style style:name="T8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 fo:language="en" fo:country="US"/>
    </style:style>
    <style:style style:name="T9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list-style-name="LFO2" style:family="paragraph"/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style:font-name="Arial" style:font-name-complex="Arial"/>
    </style:style>
    <style:style style:name="T99" style:parent-style-name="DefaultParagraphFont" style:family="text">
      <style:text-properties fo:language="en" fo:country="US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style:font-name="Arial" style:font-name-complex="Arial"/>
    </style:style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style:font-name="Arial" style:font-name-complex="Arial"/>
    </style:style>
    <style:style style:name="T109" style:parent-style-name="DefaultParagraphFont" style:family="text">
      <style:text-properties fo:language="en" fo:country="US"/>
    </style:style>
    <style:style style:name="P110" style:parent-style-name="Normal" style:list-style-name="LFO2" style:family="paragraph"/>
    <style:style style:name="T111" style:parent-style-name="DefaultParagraphFont" style:family="text">
      <style:text-properties style:font-name="Arial" style:font-name-complex="Arial"/>
    </style:style>
    <style:style style:name="T112" style:parent-style-name="DefaultParagraphFont" style:family="text">
      <style:text-properties style:font-name="Arial" style:font-name-complex="Arial"/>
    </style:style>
    <style:style style:name="T113" style:parent-style-name="DefaultParagraphFont" style:family="text">
      <style:text-properties style:font-name="Arial" style:font-name-complex="Arial"/>
    </style:style>
    <style:style style:name="P114" style:parent-style-name="Normal" style:list-style-name="LFO2" style:family="paragraph"/>
    <style:style style:name="T115" style:parent-style-name="DefaultParagraphFont" style:family="text">
      <style:text-properties style:font-name="Arial" style:font-name-complex="Arial"/>
    </style:style>
    <style:style style:name="T116" style:parent-style-name="DefaultParagraphFont" style:family="text">
      <style:text-properties style:font-name="Arial" style:font-name-complex="Arial"/>
    </style:style>
    <style:style style:name="T117" style:parent-style-name="DefaultParagraphFont" style:family="text">
      <style:text-properties style:font-name="Arial" style:font-name-complex="Aria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Arial" style:font-name-complex="Arial"/>
    </style:style>
    <style:style style:name="T120" style:parent-style-name="DefaultParagraphFont" style:family="text">
      <style:text-properties style:font-name="Arial" style:font-name-complex="Arial"/>
    </style:style>
    <style:style style:name="T121" style:parent-style-name="DefaultParagraphFont" style:family="text">
      <style:text-properties style:font-name="Arial" style:font-name-complex="Arial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Arial" style:font-name-complex="Arial"/>
    </style:style>
    <style:style style:name="P124" style:parent-style-name="Normal" style:list-style-name="LFO2" style:family="paragraph"/>
    <style:style style:name="T125" style:parent-style-name="DefaultParagraphFont" style:family="text">
      <style:text-properties style:font-name="Arial" style:font-name-complex="Arial"/>
    </style:style>
    <style:style style:name="T126" style:parent-style-name="DefaultParagraphFont" style:family="text">
      <style:text-properties style:font-name="Arial" style:font-name-complex="Arial"/>
    </style:style>
    <style:style style:name="T127" style:parent-style-name="DefaultParagraphFont" style:family="text">
      <style:text-properties style:font-name="Arial" style:font-name-complex="Arial"/>
    </style:style>
    <style:style style:name="T128" style:parent-style-name="DefaultParagraphFont" style:family="text">
      <style:text-properties style:font-name="Arial" style:font-name-complex="Arial"/>
    </style:style>
    <style:style style:name="T129" style:parent-style-name="DefaultParagraphFont" style:family="text">
      <style:text-properties style:font-name="Arial" style:font-name-complex="Arial"/>
    </style:style>
    <style:style style:name="T130" style:parent-style-name="DefaultParagraphFont" style:family="text">
      <style:text-properties style:font-name="Arial" style:font-name-complex="Arial"/>
    </style:style>
    <style:style style:name="T131" style:parent-style-name="DefaultParagraphFont" style:family="text">
      <style:text-properties style:font-name="Arial" style:font-name-complex="Arial"/>
    </style:style>
    <style:style style:name="T132" style:parent-style-name="DefaultParagraphFont" style:family="text">
      <style:text-properties style:font-name="Arial" style:font-name-complex="Arial"/>
    </style:style>
    <style:style style:name="T133" style:parent-style-name="DefaultParagraphFont" style:family="text">
      <style:text-properties style:font-name="Arial" style:font-name-complex="Arial"/>
    </style:style>
    <style:style style:name="T134" style:parent-style-name="DefaultParagraphFont" style:family="text">
      <style:text-properties style:font-name="Arial" style:font-name-complex="Arial"/>
    </style:style>
    <style:style style:name="T135" style:parent-style-name="DefaultParagraphFont" style:family="text">
      <style:text-properties style:font-name="Arial" style:font-name-complex="Arial"/>
    </style:style>
    <style:style style:name="T13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list-style-name="LFO3" style:family="paragraph"/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style:font-name="Arial" style:font-name-complex="Arial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style:font-name="Arial" style:font-name-complex="Arial"/>
    </style:style>
    <style:style style:name="T153" style:parent-style-name="DefaultParagraphFont" style:family="text">
      <style:text-properties fo:language="en" fo:country="US"/>
    </style:style>
    <style:style style:name="T154" style:parent-style-name="DefaultParagraphFont" style:family="text">
      <style:text-properties style:font-name="Arial" style:font-name-complex="Arial"/>
    </style:style>
    <style:style style:name="T155" style:parent-style-name="DefaultParagraphFont" style:family="text">
      <style:text-properties fo:language="en" fo:country="US"/>
    </style:style>
    <style:style style:name="T156" style:parent-style-name="DefaultParagraphFont" style:family="text">
      <style:text-properties style:font-name="Arial" style:font-name-complex="Arial"/>
    </style:style>
    <style:style style:name="T157" style:parent-style-name="DefaultParagraphFont" style:family="text">
      <style:text-properties fo:language="en" fo:country="US"/>
    </style:style>
    <style:style style:name="P158" style:parent-style-name="Normal" style:list-style-name="LFO3" style:family="paragraph"/>
    <style:style style:name="T159" style:parent-style-name="DefaultParagraphFont" style:family="text">
      <style:text-properties style:font-name="Arial" style:font-name-complex="Arial"/>
    </style:style>
    <style:style style:name="T160" style:parent-style-name="DefaultParagraphFont" style:family="text">
      <style:text-properties style:font-name="Arial" style:font-name-complex="Arial"/>
    </style:style>
    <style:style style:name="T161" style:parent-style-name="DefaultParagraphFont" style:family="text">
      <style:text-properties style:font-name="Arial" style:font-name-complex="Arial"/>
    </style:style>
    <style:style style:name="P162" style:parent-style-name="Normal" style:list-style-name="LFO3" style:family="paragraph"/>
    <style:style style:name="T163" style:parent-style-name="DefaultParagraphFont" style:family="text">
      <style:text-properties style:font-name="Arial" style:font-name-complex="Arial"/>
    </style:style>
    <style:style style:name="T164" style:parent-style-name="DefaultParagraphFont" style:family="text">
      <style:text-properties style:font-name="Arial" style:font-name-complex="Arial"/>
    </style:style>
    <style:style style:name="T165" style:parent-style-name="DefaultParagraphFont" style:family="text">
      <style:text-properties style:font-name="Arial" style:font-name-complex="Arial"/>
    </style:style>
    <style:style style:name="P166" style:parent-style-name="Normal" style:list-style-name="LFO3" style:family="paragraph"/>
    <style:style style:name="T167" style:parent-style-name="DefaultParagraphFont" style:family="text">
      <style:text-properties style:font-name="Arial" style:font-name-complex="Arial"/>
    </style:style>
    <style:style style:name="T168" style:parent-style-name="DefaultParagraphFont" style:family="text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T170" style:parent-style-name="DefaultParagraphFont" style:family="text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/>
    </style:style>
    <style:style style:name="P173" style:parent-style-name="Normal" style:list-style-name="LFO3" style:family="paragraph"/>
    <style:style style:name="T174" style:parent-style-name="DefaultParagraphFont" style:family="text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T178" style:parent-style-name="DefaultParagraphFont" style:family="text">
      <style:text-properties style:font-name="Arial" style:font-name-complex="Arial"/>
    </style:style>
    <style:style style:name="T17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Normal" style:list-style-name="LFO4" style:family="paragraph"/>
    <style:style style:name="T186" style:parent-style-name="DefaultParagraphFont" style:family="text">
      <style:text-properties style:font-name="Arial" style:font-name-complex="Arial"/>
    </style:style>
    <style:style style:name="T187" style:parent-style-name="DefaultParagraphFont" style:family="text">
      <style:text-properties style:font-name="Arial" style:font-name-complex="Arial"/>
    </style:style>
    <style:style style:name="T188" style:parent-style-name="DefaultParagraphFont" style:family="text">
      <style:text-properties style:font-name="Arial" style:font-name-complex="Arial"/>
    </style:style>
    <style:style style:name="P189" style:parent-style-name="Normal" style:list-style-name="LFO4" style:family="paragraph"/>
    <style:style style:name="T190" style:parent-style-name="DefaultParagraphFont" style:family="text">
      <style:text-properties style:font-name="Arial" style:font-name-complex="Arial"/>
    </style:style>
    <style:style style:name="T191" style:parent-style-name="DefaultParagraphFont" style:family="text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/>
    </style:style>
    <style:style style:name="T193" style:parent-style-name="DefaultParagraphFont" style:family="text">
      <style:text-properties style:font-name="Arial" style:font-name-complex="Arial"/>
    </style:style>
    <style:style style:name="P194" style:parent-style-name="Normal" style:list-style-name="LFO4" style:family="paragraph"/>
    <style:style style:name="T195" style:parent-style-name="DefaultParagraphFont" style:family="text">
      <style:text-properties style:font-name="Arial" style:font-name-complex="Arial"/>
    </style:style>
    <style:style style:name="T196" style:parent-style-name="DefaultParagraphFont" style:family="text">
      <style:text-properties style:font-name="Arial" style:font-name-complex="Arial"/>
    </style:style>
    <style:style style:name="T197" style:parent-style-name="DefaultParagraphFont" style:family="text">
      <style:text-properties style:font-name="Arial" style:font-name-complex="Arial"/>
    </style:style>
    <style:style style:name="T19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 fo:language="en" fo:country="US"/>
    </style:style>
    <style:style style:name="T20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list-style-name="LFO5" style:family="paragraph"/>
    <style:style style:name="T208" style:parent-style-name="DefaultParagraphFont" style:family="text">
      <style:text-properties style:font-name="Arial" style:font-name-complex="Arial"/>
    </style:style>
    <style:style style:name="T209" style:parent-style-name="DefaultParagraphFont" style:family="text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/>
    </style:style>
    <style:style style:name="P211" style:parent-style-name="Normal" style:list-style-name="LFO5" style:family="paragraph"/>
    <style:style style:name="T212" style:parent-style-name="DefaultParagraphFont" style:family="text">
      <style:text-properties style:font-name="Arial" style:font-name-complex="Arial"/>
    </style:style>
    <style:style style:name="T213" style:parent-style-name="DefaultParagraphFont" style:family="text">
      <style:text-properties style:font-name="Arial" style:font-name-complex="Arial"/>
    </style:style>
    <style:style style:name="P214" style:parent-style-name="Normal" style:list-style-name="LFO5" style:family="paragraph"/>
    <style:style style:name="T215" style:parent-style-name="DefaultParagraphFont" style:family="text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T217" style:parent-style-name="DefaultParagraphFont" style:family="text">
      <style:text-properties style:font-name="Arial" style:font-name-complex="Arial"/>
    </style:style>
    <style:style style:name="T2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 fo:language="en" fo:country="US"/>
    </style:style>
    <style:style style:name="T22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21" style:parent-style-name="DefaultParagraphFont" style:family="text">
      <style:text-properties fo:font-weight="bold" style:font-weight-asian="bold" style:font-weight-complex="bold" fo:language="en" fo:country="US"/>
    </style:style>
    <style:style style:name="T22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23" style:parent-style-name="DefaultParagraphFont" style:family="text">
      <style:text-properties fo:font-weight="bold" style:font-weight-asian="bold" style:font-weight-complex="bold"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P229" style:parent-style-name="Normal" style:list-style-name="LFO6" style:family="paragraph"/>
    <style:style style:name="T230" style:parent-style-name="DefaultParagraphFont" style:family="text">
      <style:text-properties style:font-name="Arial" style:font-name-complex="Arial"/>
    </style:style>
    <style:style style:name="T231" style:parent-style-name="DefaultParagraphFont" style:family="text">
      <style:text-properties style:font-name="Arial" style:font-name-complex="Arial"/>
    </style:style>
    <style:style style:name="T232" style:parent-style-name="DefaultParagraphFont" style:family="text">
      <style:text-properties style:font-name="Arial" style:font-name-complex="Arial"/>
    </style:style>
    <style:style style:name="P233" style:parent-style-name="Normal" style:list-style-name="LFO6" style:family="paragraph"/>
    <style:style style:name="T234" style:parent-style-name="DefaultParagraphFont" style:family="text">
      <style:text-properties style:font-name="Arial" style:font-name-complex="Arial"/>
    </style:style>
    <style:style style:name="T235" style:parent-style-name="DefaultParagraphFont" style:family="text">
      <style:text-properties style:font-name="Arial" style:font-name-complex="Arial"/>
    </style:style>
    <style:style style:name="P236" style:parent-style-name="Normal" style:list-style-name="LFO6" style:family="paragraph"/>
    <style:style style:name="T237" style:parent-style-name="DefaultParagraphFont" style:family="text">
      <style:text-properties style:font-name="Arial" style:font-name-complex="Arial"/>
    </style:style>
    <style:style style:name="T238" style:parent-style-name="DefaultParagraphFont" style:family="text">
      <style:text-properties style:font-name="Arial" style:font-name-complex="Arial"/>
    </style:style>
    <style:style style:name="T239" style:parent-style-name="DefaultParagraphFont" style:family="text">
      <style:text-properties style:font-name="Arial" style:font-name-complex="Arial"/>
    </style:style>
    <style:style style:name="T240" style:parent-style-name="DefaultParagraphFont" style:family="text">
      <style:text-properties style:font-name="Arial" style:font-name-complex="Arial"/>
    </style:style>
    <style:style style:name="P241" style:parent-style-name="Normal" style:list-style-name="LFO6" style:family="paragraph"/>
    <style:style style:name="T242" style:parent-style-name="DefaultParagraphFont" style:family="text">
      <style:text-properties style:font-name="Arial" style:font-name-complex="Arial"/>
    </style:style>
    <style:style style:name="T243" style:parent-style-name="DefaultParagraphFont" style:family="text">
      <style:text-properties style:font-name="Arial" style:font-name-complex="Arial"/>
    </style:style>
    <style:style style:name="P244" style:parent-style-name="Normal" style:list-style-name="LFO6" style:family="paragraph"/>
    <style:style style:name="T245" style:parent-style-name="DefaultParagraphFont" style:family="text">
      <style:text-properties style:font-name="Arial" style:font-name-complex="Arial"/>
    </style:style>
    <style:style style:name="T246" style:parent-style-name="DefaultParagraphFont" style:family="text">
      <style:text-properties style:font-name="Arial" style:font-name-complex="Arial"/>
    </style:style>
    <style:style style:name="T247" style:parent-style-name="DefaultParagraphFont" style:family="text">
      <style:text-properties style:font-name="Arial" style:font-name-complex="Arial"/>
    </style:style>
    <style:style style:name="T248" style:parent-style-name="DefaultParagraphFont" style:family="text">
      <style:text-properties style:font-name="Arial" style:font-name-complex="Arial"/>
    </style:style>
    <style:style style:name="T249" style:parent-style-name="DefaultParagraphFont" style:family="text">
      <style:text-properties style:font-name="Arial" style:font-name-complex="Arial"/>
    </style:style>
    <style:style style:name="P250" style:parent-style-name="Normal" style:list-style-name="LFO6" style:family="paragraph"/>
    <style:style style:name="T251" style:parent-style-name="DefaultParagraphFont" style:family="text">
      <style:text-properties style:font-name="Arial" style:font-name-complex="Arial"/>
    </style:style>
    <style:style style:name="T252" style:parent-style-name="DefaultParagraphFont" style:family="text">
      <style:text-properties style:font-name="Arial" style:font-name-complex="Arial"/>
    </style:style>
    <style:style style:name="T253" style:parent-style-name="DefaultParagraphFont" style:family="text">
      <style:text-properties style:font-name="Arial" style:font-name-complex="Arial"/>
    </style:style>
    <style:style style:name="T2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T25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57" style:parent-style-name="DefaultParagraphFont" style:family="text">
      <style:text-properties fo:font-weight="bold" style:font-weight-asian="bold" style:font-weight-complex="bold"/>
    </style:style>
    <style:style style:name="T25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59" style:parent-style-name="DefaultParagraphFont" style:family="text">
      <style:text-properties fo:font-weight="bold" style:font-weight-asian="bold" style:font-weight-complex="bold"/>
    </style:style>
    <style:style style:name="T26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61" style:parent-style-name="DefaultParagraphFont" style:family="text">
      <style:text-properties fo:font-weight="bold" style:font-weight-asian="bold" style:font-weight-complex="bold"/>
    </style:style>
    <style:style style:name="T262" style:parent-style-name="DefaultParagraphFont" style:family="text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T271" style:parent-style-name="DefaultParagraphFont" style:family="text">
      <style:text-properties fo:language="en" fo:country="US"/>
    </style:style>
    <style:style style:name="P272" style:parent-style-name="Normal" style:list-style-name="LFO7" style:family="paragraph"/>
    <style:style style:name="T273" style:parent-style-name="DefaultParagraphFont" style:family="text">
      <style:text-properties style:font-name="Arial" style:font-name-complex="Arial"/>
    </style:style>
    <style:style style:name="T274" style:parent-style-name="DefaultParagraphFont" style:family="text">
      <style:text-properties style:font-name="Arial" style:font-name-complex="Arial"/>
    </style:style>
    <style:style style:name="T275" style:parent-style-name="DefaultParagraphFont" style:family="text">
      <style:text-properties style:font-name="Arial" style:font-name-complex="Arial"/>
    </style:style>
    <style:style style:name="T276" style:parent-style-name="DefaultParagraphFont" style:family="text">
      <style:text-properties style:font-name="Arial" style:font-name-complex="Arial"/>
    </style:style>
    <style:style style:name="T277" style:parent-style-name="DefaultParagraphFont" style:family="text">
      <style:text-properties style:font-name="Arial" style:font-name-complex="Arial"/>
    </style:style>
    <style:style style:name="T278" style:parent-style-name="DefaultParagraphFont" style:family="text">
      <style:text-properties style:font-name="Arial" style:font-name-complex="Arial"/>
    </style:style>
    <style:style style:name="T279" style:parent-style-name="DefaultParagraphFont" style:family="text">
      <style:text-properties style:font-name="Arial" style:font-name-complex="Arial"/>
    </style:style>
    <style:style style:name="P280" style:parent-style-name="Normal" style:list-style-name="LFO7" style:family="paragraph"/>
    <style:style style:name="T281" style:parent-style-name="DefaultParagraphFont" style:family="text">
      <style:text-properties style:font-name="Arial" style:font-name-complex="Arial"/>
    </style:style>
    <style:style style:name="T282" style:parent-style-name="DefaultParagraphFont" style:family="text">
      <style:text-properties style:font-name="Arial" style:font-name-complex="Arial"/>
    </style:style>
    <style:style style:name="T283" style:parent-style-name="DefaultParagraphFont" style:family="text">
      <style:text-properties style:font-name="Arial" style:font-name-complex="Arial"/>
    </style:style>
    <style:style style:name="T284" style:parent-style-name="DefaultParagraphFont" style:family="text">
      <style:text-properties style:font-name="Arial" style:font-name-complex="Arial"/>
    </style:style>
    <style:style style:name="T285" style:parent-style-name="DefaultParagraphFont" style:family="text">
      <style:text-properties style:font-name="Arial" style:font-name-complex="Arial"/>
    </style:style>
    <style:style style:name="P286" style:parent-style-name="Normal" style:list-style-name="LFO7" style:family="paragraph"/>
    <style:style style:name="T287" style:parent-style-name="DefaultParagraphFont" style:family="text">
      <style:text-properties style:font-name="Arial" style:font-name-complex="Arial"/>
    </style:style>
    <style:style style:name="T288" style:parent-style-name="DefaultParagraphFont" style:family="text">
      <style:text-properties style:font-name="Arial" style:font-name-complex="Arial"/>
    </style:style>
    <style:style style:name="T289" style:parent-style-name="DefaultParagraphFont" style:family="text">
      <style:text-properties style:font-name="Arial" style:font-name-complex="Arial"/>
    </style:style>
    <style:style style:name="T290" style:parent-style-name="DefaultParagraphFont" style:family="text">
      <style:text-properties style:font-name="Arial" style:font-name-complex="Arial"/>
    </style:style>
    <style:style style:name="T291" style:parent-style-name="DefaultParagraphFont" style:family="text">
      <style:text-properties style:font-name="Arial" style:font-name-complex="Arial"/>
    </style:style>
    <style:style style:name="P292" style:parent-style-name="Normal" style:list-style-name="LFO7" style:family="paragraph"/>
    <style:style style:name="T293" style:parent-style-name="DefaultParagraphFont" style:family="text">
      <style:text-properties style:font-name="Arial" style:font-name-complex="Arial"/>
    </style:style>
    <style:style style:name="T294" style:parent-style-name="DefaultParagraphFont" style:family="text">
      <style:text-properties style:font-name="Arial" style:font-name-complex="Arial"/>
    </style:style>
    <style:style style:name="T295" style:parent-style-name="DefaultParagraphFont" style:family="text">
      <style:text-properties style:font-name="Arial" style:font-name-complex="Arial"/>
    </style:style>
    <style:style style:name="T296" style:parent-style-name="DefaultParagraphFont" style:family="text">
      <style:text-properties style:font-name="Arial" style:font-name-complex="Arial"/>
    </style:style>
    <style:style style:name="T29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T30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02" style:parent-style-name="DefaultParagraphFont" style:family="text">
      <style:text-properties fo:font-weight="bold" style:font-weight-asian="bold" style:font-weight-complex="bold"/>
    </style:style>
    <style:style style:name="T30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04" style:parent-style-name="DefaultParagraphFont" style:family="text">
      <style:text-properties fo:font-weight="bold" style:font-weight-asian="bold" style:font-weight-complex="bold"/>
    </style:style>
    <style:style style:name="T305" style:parent-style-name="DefaultParagraphFont" style:family="text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Normal" style:family="paragraph">
      <style:text-properties fo:language="en" fo:country="US"/>
    </style:style>
    <style:style style:name="P309" style:parent-style-name="Normal" style:list-style-name="LFO8" style:family="paragraph"/>
    <style:style style:name="T310" style:parent-style-name="DefaultParagraphFont" style:family="text">
      <style:text-properties style:font-name="Arial" style:font-name-complex="Arial"/>
    </style:style>
    <style:style style:name="T311" style:parent-style-name="DefaultParagraphFont" style:family="text">
      <style:text-properties style:font-name="Arial" style:font-name-complex="Arial"/>
    </style:style>
    <style:style style:name="T312" style:parent-style-name="DefaultParagraphFont" style:family="text">
      <style:text-properties style:font-name="Arial" style:font-name-complex="Arial"/>
    </style:style>
    <style:style style:name="T313" style:parent-style-name="DefaultParagraphFont" style:family="text">
      <style:text-properties style:font-name="Arial" style:font-name-complex="Arial"/>
    </style:style>
    <style:style style:name="T314" style:parent-style-name="DefaultParagraphFont" style:family="text">
      <style:text-properties style:font-name="Arial" style:font-name-complex="Arial"/>
    </style:style>
    <style:style style:name="P315" style:parent-style-name="Normal" style:list-style-name="LFO8" style:family="paragraph"/>
    <style:style style:name="T316" style:parent-style-name="DefaultParagraphFont" style:family="text">
      <style:text-properties style:font-name="Arial" style:font-name-complex="Arial"/>
    </style:style>
    <style:style style:name="T317" style:parent-style-name="DefaultParagraphFont" style:family="text">
      <style:text-properties style:font-name="Arial" style:font-name-complex="Arial"/>
    </style:style>
    <style:style style:name="T318" style:parent-style-name="DefaultParagraphFont" style:family="text">
      <style:text-properties style:font-name="Arial" style:font-name-complex="Arial"/>
    </style:style>
    <style:style style:name="T319" style:parent-style-name="DefaultParagraphFont" style:family="text">
      <style:text-properties style:font-name="Arial" style:font-name-complex="Arial"/>
    </style:style>
    <style:style style:name="T320" style:parent-style-name="DefaultParagraphFont" style:family="text">
      <style:text-properties style:font-name="Arial" style:font-name-complex="Arial"/>
    </style:style>
    <style:style style:name="T321" style:parent-style-name="DefaultParagraphFont" style:family="text">
      <style:text-properties style:font-name="Arial" style:font-name-complex="Arial"/>
    </style:style>
    <style:style style:name="T322" style:parent-style-name="DefaultParagraphFont" style:family="text">
      <style:text-properties style:font-name="Arial" style:font-name-complex="Arial"/>
    </style:style>
    <style:style style:name="P323" style:parent-style-name="Normal" style:list-style-name="LFO8" style:family="paragraph"/>
    <style:style style:name="T324" style:parent-style-name="DefaultParagraphFont" style:family="text">
      <style:text-properties style:font-name="Arial" style:font-name-complex="Arial"/>
    </style:style>
    <style:style style:name="T325" style:parent-style-name="DefaultParagraphFont" style:family="text">
      <style:text-properties style:font-name="Arial" style:font-name-complex="Arial"/>
    </style:style>
    <style:style style:name="T326" style:parent-style-name="DefaultParagraphFont" style:family="text">
      <style:text-properties style:font-name="Arial" style:font-name-complex="Arial"/>
    </style:style>
    <style:style style:name="T32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28" style:parent-style-name="DefaultParagraphFont" style:family="text">
      <style:text-properties fo:font-weight="bold" style:font-weight-asian="bold" style:font-weight-complex="bold"/>
    </style:style>
    <style:style style:name="T32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30" style:parent-style-name="DefaultParagraphFont" style:family="text">
      <style:text-properties fo:font-weight="bold" style:font-weight-asian="bold" style:font-weight-complex="bold"/>
    </style:style>
    <style:style style:name="T33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32" style:parent-style-name="DefaultParagraphFont" style:family="text">
      <style:text-properties fo:font-weight="bold" style:font-weight-asian="bold" style:font-weight-complex="bold"/>
    </style:style>
    <style:style style:name="T33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34" style:parent-style-name="DefaultParagraphFont" style:family="text">
      <style:text-properties fo:font-weight="bold" style:font-weight-asian="bold" style:font-weight-complex="bold"/>
    </style:style>
    <style:style style:name="T335" style:parent-style-name="DefaultParagraphFont" style:family="text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list-style-name="LFO9" style:family="paragraph"/>
    <style:style style:name="T338" style:parent-style-name="DefaultParagraphFont" style:family="text">
      <style:text-properties style:font-name="Arial" style:font-name-complex="Arial"/>
    </style:style>
    <style:style style:name="T339" style:parent-style-name="DefaultParagraphFont" style:family="text">
      <style:text-properties style:font-name="Arial" style:font-name-complex="Arial"/>
    </style:style>
    <style:style style:name="T340" style:parent-style-name="DefaultParagraphFont" style:family="text">
      <style:text-properties style:font-name="Arial" style:font-name-complex="Arial"/>
    </style:style>
    <style:style style:name="T341" style:parent-style-name="DefaultParagraphFont" style:family="text">
      <style:text-properties style:font-name="Arial" style:font-name-complex="Arial"/>
    </style:style>
    <style:style style:name="T342" style:parent-style-name="DefaultParagraphFont" style:family="text">
      <style:text-properties style:font-name="Arial" style:font-name-complex="Arial"/>
    </style:style>
    <style:style style:name="P343" style:parent-style-name="Normal" style:list-style-name="LFO9" style:family="paragraph"/>
    <style:style style:name="T344" style:parent-style-name="DefaultParagraphFont" style:family="text">
      <style:text-properties style:font-name="Arial" style:font-name-complex="Arial"/>
    </style:style>
    <style:style style:name="T345" style:parent-style-name="DefaultParagraphFont" style:family="text">
      <style:text-properties style:font-name="Arial" style:font-name-complex="Arial"/>
    </style:style>
    <style:style style:name="T346" style:parent-style-name="DefaultParagraphFont" style:family="text">
      <style:text-properties style:font-name="Arial" style:font-name-complex="Arial"/>
    </style:style>
    <style:style style:name="T347" style:parent-style-name="DefaultParagraphFont" style:family="text">
      <style:text-properties style:font-name="Arial" style:font-name-complex="Arial"/>
    </style:style>
    <style:style style:name="T348" style:parent-style-name="DefaultParagraphFont" style:family="text">
      <style:text-properties style:font-name="Arial" style:font-name-complex="Arial"/>
    </style:style>
    <style:style style:name="T349" style:parent-style-name="DefaultParagraphFont" style:family="text">
      <style:text-properties style:font-name="Arial" style:font-name-complex="Arial"/>
    </style:style>
    <style:style style:name="T350" style:parent-style-name="DefaultParagraphFont" style:family="text">
      <style:text-properties style:font-name="Arial" style:font-name-complex="Arial"/>
    </style:style>
    <style:style style:name="T351" style:parent-style-name="DefaultParagraphFont" style:family="text">
      <style:text-properties style:font-name="Arial" style:font-name-complex="Arial"/>
    </style:style>
    <style:style style:name="T352" style:parent-style-name="DefaultParagraphFont" style:family="text">
      <style:text-properties style:font-name="Arial" style:font-name-complex="Arial"/>
    </style:style>
    <style:style style:name="T353" style:parent-style-name="DefaultParagraphFont" style:family="text">
      <style:text-properties style:font-name="Arial" style:font-name-complex="Arial"/>
    </style:style>
    <style:style style:name="T354" style:parent-style-name="DefaultParagraphFont" style:family="text">
      <style:text-properties style:font-name="Arial" style:font-name-complex="Arial"/>
    </style:style>
    <style:style style:name="T355" style:parent-style-name="DefaultParagraphFont" style:family="text">
      <style:text-properties style:font-name="Arial" style:font-name-complex="Arial"/>
    </style:style>
    <style:style style:name="T356" style:parent-style-name="DefaultParagraphFont" style:family="text">
      <style:text-properties style:font-name="Arial" style:font-name-complex="Arial"/>
    </style:style>
    <style:style style:name="T357" style:parent-style-name="DefaultParagraphFont" style:family="text">
      <style:text-properties style:font-name="Arial" style:font-name-complex="Arial"/>
    </style:style>
    <style:style style:name="T358" style:parent-style-name="DefaultParagraphFont" style:family="text">
      <style:text-properties style:font-name="Arial" style:font-name-complex="Arial"/>
    </style:style>
    <style:style style:name="T359" style:parent-style-name="DefaultParagraphFont" style:family="text">
      <style:text-properties style:font-name="Arial" style:font-name-complex="Arial"/>
    </style:style>
    <style:style style:name="T360" style:parent-style-name="DefaultParagraphFont" style:family="text">
      <style:text-properties style:font-name="Arial" style:font-name-complex="Arial"/>
    </style:style>
    <style:style style:name="T361" style:parent-style-name="DefaultParagraphFont" style:family="text">
      <style:text-properties style:font-name="Arial" style:font-name-complex="Arial"/>
    </style:style>
    <style:style style:name="T362" style:parent-style-name="DefaultParagraphFont" style:family="text">
      <style:text-properties style:font-name="Arial" style:font-name-complex="Arial"/>
    </style:style>
    <style:style style:name="T363" style:parent-style-name="DefaultParagraphFont" style:family="text">
      <style:text-properties style:font-name="Arial" style:font-name-complex="Arial"/>
    </style:style>
    <style:style style:name="T364" style:parent-style-name="DefaultParagraphFont" style:family="text">
      <style:text-properties style:font-name="Arial" style:font-name-complex="Arial"/>
    </style:style>
    <style:style style:name="T365" style:parent-style-name="DefaultParagraphFont" style:family="text">
      <style:text-properties style:font-name="Arial" style:font-name-complex="Arial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لتعريف في السطور (سطرًا بسطر)</text:span></text:p>
      <text:p text:style-name="Normal"><text:span text:style-name="T3">بالطبع</text:span>!<text:s/><text:span text:style-name="T4">إليك</text:span><text:s/><text:span text:style-name="T5">شرحًا</text:span><text:span text:style-name="T6"><text:s/></text:span><text:span text:style-name="T7">سطرًا</text:span><text:span text:style-name="T8"><text:s/></text:span><text:span text:style-name="T9">بسطر</text:span><text:s/>(<text:span text:style-name="T10">بالعربية</text:span>)<text:s/><text:span text:style-name="T11">لكود</text:span><text:s/>LoginScreen<text:s/><text:span text:style-name="T12">الذي</text:span><text:s/><text:span text:style-name="T13">كتبناه</text:span>.<text:s/><text:span text:style-name="T14">سأقسمه</text:span><text:s/><text:span text:style-name="T15">إلى</text:span><text:s/><text:span text:style-name="T16">أجزاء</text:span><text:s/><text:span text:style-name="T17">صغيرة</text:span><text:s/><text:span text:style-name="T18">ليسهل</text:span><text:s/><text:span text:style-name="T19">الفهم</text:span>:</text:p>
      <text:p text:style-name="Normal"><draw:custom-shape svg:x="0in" svg:y="0in" svg:width="45.51042in" svg:height="0.00139in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">👇</text:span><text:span text:style-name="T21"><text:s/></text:span><text:span text:style-name="T22">أولًا</text:span><text:span text:style-name="T23">:<text:s/></text:span><text:span text:style-name="T24">تعريف</text:span><text:span text:style-name="T25"><text:s/></text:span><text:span text:style-name="T26">الدالة</text:span><text:span text:style-name="T27"><text:s/></text:span><text:span text:style-name="T28">الرئيسية</text:span></text:p>
      <text:p text:style-name="Normal">@Composable</text:p>
      <text:p text:style-name="P29">fun LoginScreen(</text:p>
      <text:p text:style-name="P30"><text:s text:c="4"/>onLoginRequest: (String, String) -&gt; Unit = { _, _ -&gt; },</text:p>
      <text:p text:style-name="P31"><text:s text:c="4"/>onGuestRequest: () -&gt; Unit = {},</text:p>
      <text:p text:style-name="P32"><text:s text:c="4"/>isLoading: Boolean = false</text:p>
      <text:p text:style-name="P33">)</text:p>
      <text:list text:style-name="LFO1" text:continue-numbering="true">
        <text:list-item>
          <text:p text:style-name="P34"><text:span text:style-name="T35">@Composable:<text:s/></text:span><text:span text:style-name="T36">هذا</text:span><text:span text:style-name="T37"><text:s/></text:span><text:span text:style-name="T38">يعني</text:span><text:span text:style-name="T39"><text:s/></text:span><text:span text:style-name="T40">أن</text:span><text:span text:style-name="T41"><text:s/></text:span><text:span text:style-name="T42">الدالة</text:span><text:span text:style-name="T43"><text:s/></text:span><text:span text:style-name="T44">تنشئ</text:span><text:span text:style-name="T45"><text:s/></text:span><text:span text:style-name="T46">واجهة</text:span><text:span text:style-name="T47"><text:s/></text:span><text:span text:style-name="T48">مستخدم</text:span><text:span text:style-name="T49"><text:s/></text:span><text:span text:style-name="T50">باستخدام</text:span><text:span text:style-name="T51"><text:s/>Jetpack Compose.</text:span></text:p>
        </text:list-item>
        <text:list-item>
          <text:p text:style-name="P52">LoginScreen(...):<text:s/><text:span text:style-name="T53">اسم</text:span><text:s/><text:span text:style-name="T54">دالة</text:span><text:s/><text:span text:style-name="T55">الشاشة</text:span>.</text:p>
        </text:list-item>
        <text:list-item>
          <text:p text:style-name="P56">onLoginRequest:<text:s/><text:span text:style-name="T57">دالة</text:span><text:s/><text:span text:style-name="T58">تُستدعى</text:span><text:s/><text:span text:style-name="T59">عند</text:span><text:s/><text:span text:style-name="T60">الضغط</text:span><text:s/><text:span text:style-name="T61">على</text:span><text:s/><text:span text:style-name="T62">زر</text:span><text:s/>"Login"<text:span text:style-name="T63">،</text:span><text:s/><text:span text:style-name="T64">تأخذ</text:span><text:s/><text:span text:style-name="T65">الإيميل</text:span><text:s/><text:span text:style-name="T66">وكلمة</text:span><text:s/><text:span text:style-name="T67">المرور</text:span>.</text:p>
        </text:list-item>
        <text:list-item>
          <text:p text:style-name="P68">onGuestRequest:<text:s/><text:span text:style-name="T69">دالة</text:span><text:s/><text:span text:style-name="T70">تُستدعى</text:span><text:s/><text:span text:style-name="T71">عند</text:span><text:s/><text:span text:style-name="T72">الضغط</text:span><text:s/><text:span text:style-name="T73">على</text:span><text:s/><text:span text:style-name="T74">زر</text:span><text:s/>"Enter as Guest".</text:p>
        </text:list-item>
        <text:list-item>
          <text:p text:style-name="P75">isLoading:<text:s/><text:span text:style-name="T76">متغير</text:span><text:s/><text:span text:style-name="T77">بولي</text:span><text:s/>(Boolean)<text:s/><text:span text:style-name="T78">يُستخدم</text:span><text:s/><text:span text:style-name="T79">لعرض</text:span><text:s/><text:span text:style-name="T80">حالة</text:span><text:s/><text:span text:style-name="T81">التحميل</text:span><text:s/><text:span text:style-name="T82">عند</text:span><text:s/><text:span text:style-name="T83">الضغط</text:span><text:s/><text:span text:style-name="T84">على</text:span><text:s/>"Login".</text:p>
        </text:list-item>
      </text:list>
      <text:p text:style-name="Normal"><draw:custom-shape svg:x="0in" svg:y="0in" svg:width="45.51042in" svg:height="0.00139in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5">🧠</text:span><text:span text:style-name="T86"><text:s/></text:span><text:span text:style-name="T87">تعريف</text:span><text:span text:style-name="T88"><text:s/></text:span><text:span text:style-name="T89">المتغيرات</text:span><text:span text:style-name="T90"><text:s/></text:span><text:span text:style-name="T91">المحلية</text:span><text:span text:style-name="T92">:</text:span></text:p>
      <text:p text:style-name="P93">var email by remember { mutableStateOf("") }</text:p>
      <text:p text:style-name="P94">var password by remember { mutableStateOf("") }</text:p>
      <text:p text:style-name="P95">var passwordVisible by remember { mutableStateOf(false) }</text:p>
      <text:list text:style-name="LFO2" text:continue-numbering="true">
        <text:list-item>
          <text:p text:style-name="P96"><text:span text:style-name="T97">email:<text:s/></text:span><text:span text:style-name="T98">لتخزين</text:span><text:span text:style-name="T99"><text:s/></text:span><text:span text:style-name="T100">النص</text:span><text:span text:style-name="T101"><text:s/></text:span><text:span text:style-name="T102">المُدخل</text:span><text:span text:style-name="T103"><text:s/></text:span><text:span text:style-name="T104">في</text:span><text:span text:style-name="T105"><text:s/></text:span><text:span text:style-name="T106">حقل</text:span><text:span text:style-name="T107"><text:s/></text:span><text:span text:style-name="T108">الإيميل</text:span><text:span text:style-name="T109">.</text:span></text:p>
        </text:list-item>
        <text:list-item>
          <text:p text:style-name="P110">password:<text:s/><text:span text:style-name="T111">لتخزين</text:span><text:s/><text:span text:style-name="T112">كلمة</text:span><text:s/><text:span text:style-name="T113">المرور</text:span>.</text:p>
        </text:list-item>
        <text:list-item>
          <text:p text:style-name="P114">passwordVisible:<text:s/><text:span text:style-name="T115">لتحديد</text:span><text:s/><text:span text:style-name="T116">ما</text:span><text:s/><text:span text:style-name="T117">إذا</text:span><text:s/><text:span text:style-name="T118">كانت</text:span><text:s/><text:span text:style-name="T119">كلمة</text:span><text:s/><text:span text:style-name="T120">المرور</text:span><text:s/><text:span text:style-name="T121">ظاهرة</text:span><text:s/><text:span text:style-name="T122">أو</text:span><text:s/><text:span text:style-name="T123">مخفية</text:span>.</text:p>
        </text:list-item>
        <text:list-item>
          <text:p text:style-name="P124">remember { mutableStateOf(...) }:<text:s/><text:span text:style-name="T125">هذا</text:span><text:s/><text:span text:style-name="T126">يجعل</text:span><text:s/>Compose<text:s/><text:span text:style-name="T127">يتتبع</text:span><text:s/><text:span text:style-name="T128">حالة</text:span><text:s/><text:span text:style-name="T129">هذا</text:span><text:s/><text:span text:style-name="T130">المتغير،</text:span><text:s/><text:span text:style-name="T131">ويعيد</text:span><text:s/><text:span text:style-name="T132">بناء</text:span><text:s/><text:span text:style-name="T133">الواجهة</text:span><text:s/><text:span text:style-name="T134">عند</text:span><text:s/><text:span text:style-name="T135">تغيّره</text:span>.</text:p>
        </text:list-item>
      </text:list>
      <text:p text:style-name="Normal"><draw:custom-shape svg:x="0in" svg:y="0in" svg:width="45.51042in" svg:height="0.00139in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6">🧱</text:span><text:span text:style-name="T137"><text:s/></text:span><text:span text:style-name="T138">الواجهة</text:span><text:span text:style-name="T139"><text:s/></text:span><text:span text:style-name="T140">الأساسية</text:span><text:span text:style-name="T141">: Column</text:span></text:p>
      <text:p text:style-name="Normal">Column(</text:p>
      <text:soft-page-break/>
      <text:p text:style-name="Normal"><text:s text:c="4"/><text:span text:style-name="T142">modifier = Modifier</text:span></text:p>
      <text:p text:style-name="P143"><text:s text:c="8"/>.fillMaxSize()</text:p>
      <text:p text:style-name="P144"><text:s text:c="8"/>.background(Color.White)</text:p>
      <text:p text:style-name="P145"><text:s text:c="8"/>.padding(16.dp),</text:p>
      <text:p text:style-name="P146"><text:s text:c="4"/>horizontalAlignment = Alignment.CenterHorizontally</text:p>
      <text:p text:style-name="P147">)</text:p>
      <text:list text:style-name="LFO3" text:continue-numbering="true">
        <text:list-item>
          <text:p text:style-name="P148"><text:span text:style-name="T149">Column:<text:s/></text:span><text:span text:style-name="T150">تستخدم</text:span><text:span text:style-name="T151"><text:s/></text:span><text:span text:style-name="T152">لترتيب</text:span><text:span text:style-name="T153"><text:s/></text:span><text:span text:style-name="T154">العناصر</text:span><text:span text:style-name="T155"><text:s/></text:span><text:span text:style-name="T156">عموديًا</text:span><text:span text:style-name="T157">.</text:span></text:p>
        </text:list-item>
        <text:list-item>
          <text:p text:style-name="P158">fillMaxSize():<text:s/><text:span text:style-name="T159">تملأ</text:span><text:s/><text:span text:style-name="T160">الشاشة</text:span><text:s/><text:span text:style-name="T161">بالكامل</text:span>.</text:p>
        </text:list-item>
        <text:list-item>
          <text:p text:style-name="P162">background(Color.White):<text:s/><text:span text:style-name="T163">الخلفية</text:span><text:s/><text:span text:style-name="T164">باللون</text:span><text:s/><text:span text:style-name="T165">الأبيض</text:span>.</text:p>
        </text:list-item>
        <text:list-item>
          <text:p text:style-name="P166">padding(16.dp):<text:s/><text:span text:style-name="T167">مسافة</text:span><text:s/><text:span text:style-name="T168">داخلية</text:span><text:s/><text:span text:style-name="T169">بين</text:span><text:s/><text:span text:style-name="T170">المحتوى</text:span><text:s/><text:span text:style-name="T171">وحدود</text:span><text:s/><text:span text:style-name="T172">الشاشة</text:span>.</text:p>
        </text:list-item>
        <text:list-item>
          <text:p text:style-name="P173">Alignment.CenterHorizontally:<text:s/><text:span text:style-name="T174">العناصر</text:span><text:s/><text:span text:style-name="T175">تكون</text:span><text:s/><text:span text:style-name="T176">في</text:span><text:s/><text:span text:style-name="T177">المنتصف</text:span><text:s/><text:span text:style-name="T178">أفقيًا</text:span>.</text:p>
        </text:list-item>
      </text:list>
      <text:p text:style-name="Normal"><draw:custom-shape svg:x="0in" svg:y="0in" svg:width="45.51042in" svg:height="0.00139in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9">🖼️</text:span><text:span text:style-name="T180"><text:s/></text:span><text:span text:style-name="T181">صورة</text:span><text:span text:style-name="T182"><text:s/></text:span><text:span text:style-name="T183">الشعار</text:span><text:span text:style-name="T184">:</text:span></text:p>
      <text:p text:style-name="Normal">Image(</text:p>
      <text:p text:style-name="Normal"><text:s text:c="4"/>painter = painterResource(id = R.drawable.profile),</text:p>
      <text:p text:style-name="Normal"><text:s text:c="4"/>contentDescription = "Logo",</text:p>
      <text:p text:style-name="Normal"><text:s text:c="4"/>modifier = Modifier</text:p>
      <text:p text:style-name="Normal"><text:s text:c="8"/>.size(90.dp)</text:p>
      <text:p text:style-name="Normal"><text:s text:c="8"/>.clip(CircleShape)</text:p>
      <text:p text:style-name="Normal">)</text:p>
      <text:list text:style-name="LFO4" text:continue-numbering="true">
        <text:list-item>
          <text:p text:style-name="P185"><text:span text:style-name="T186">تعرض</text:span><text:s/><text:span text:style-name="T187">صورة</text:span><text:s/><text:span text:style-name="T188">الشعار</text:span>.</text:p>
        </text:list-item>
        <text:list-item>
          <text:p text:style-name="P189">painterResource:<text:s/><text:span text:style-name="T190">تُحمّل</text:span><text:s/><text:span text:style-name="T191">الصورة</text:span><text:s/><text:span text:style-name="T192">من</text:span><text:s/><text:span text:style-name="T193">الموارد</text:span>.</text:p>
        </text:list-item>
        <text:list-item>
          <text:p text:style-name="P194">clip(CircleShape):<text:s/><text:span text:style-name="T195">لجعل</text:span><text:s/><text:span text:style-name="T196">الصورة</text:span><text:s/><text:span text:style-name="T197">دائرية</text:span>.</text:p>
        </text:list-item>
      </text:list>
      <text:p text:style-name="Normal"><draw:custom-shape svg:x="0in" svg:y="0in" svg:width="45.51042in" svg:height="0.00139in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8">📝</text:span><text:span text:style-name="T199"><text:s/></text:span><text:span text:style-name="T200">العنوان</text:span><text:span text:style-name="T201">:</text:span></text:p>
      <text:p text:style-name="P202">Text(</text:p>
      <text:p text:style-name="P203"><text:s text:c="4"/>text = "Login",</text:p>
      <text:p text:style-name="P204"><text:s text:c="4"/>fontSize = 24.sp,</text:p>
      <text:soft-page-break/>
      <text:p text:style-name="P205"><text:s text:c="4"/>fontWeight = FontWeight.Bold</text:p>
      <text:p text:style-name="P206">)</text:p>
      <text:list text:style-name="LFO5" text:continue-numbering="true">
        <text:list-item>
          <text:p text:style-name="P207"><text:span text:style-name="T208">يظهر</text:span><text:s/><text:span text:style-name="T209">نص</text:span><text:s/><text:span text:style-name="T210">العنوان</text:span><text:s/>"Login".</text:p>
        </text:list-item>
        <text:list-item>
          <text:p text:style-name="P211">24.sp:<text:s/><text:span text:style-name="T212">حجم</text:span><text:s/><text:span text:style-name="T213">الخط</text:span>.</text:p>
        </text:list-item>
        <text:list-item>
          <text:p text:style-name="P214">FontWeight.Bold:<text:s/><text:span text:style-name="T215">لجعل</text:span><text:s/><text:span text:style-name="T216">النص</text:span><text:s/><text:span text:style-name="T217">عريضًا</text:span>.</text:p>
        </text:list-item>
      </text:list>
      <text:p text:style-name="Normal"><draw:custom-shape svg:x="0in" svg:y="0in" svg:width="45.51042in" svg:height="0.00139in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8">📧</text:span><text:span text:style-name="T219"><text:s/></text:span><text:span text:style-name="T220">حقل</text:span><text:span text:style-name="T221"><text:s/></text:span><text:span text:style-name="T222">الإيميل</text:span><text:span text:style-name="T223">:</text:span></text:p>
      <text:p text:style-name="P224">TextField(</text:p>
      <text:p text:style-name="P225"><text:s text:c="4"/>value = email,</text:p>
      <text:p text:style-name="P226"><text:s text:c="4"/>onValueChange = { email = it },</text:p>
      <text:p text:style-name="P227"><text:s text:c="4"/>label = { Text("Email") },</text:p>
      <text:p text:style-name="Normal"><text:span text:style-name="T228"><text:s text:c="4"/></text:span>leadingIcon = { Icon(Icons.Outlined.Email, contentDescription = null) },</text:p>
      <text:p text:style-name="Normal"><text:s text:c="4"/>modifier = Modifier.fillMaxWidth()</text:p>
      <text:p text:style-name="Normal">)</text:p>
      <text:list text:style-name="LFO6" text:continue-numbering="true">
        <text:list-item>
          <text:p text:style-name="P229">TextField:<text:s/><text:span text:style-name="T230">حقل</text:span><text:s/><text:span text:style-name="T231">إدخال</text:span><text:s/><text:span text:style-name="T232">نص</text:span>.</text:p>
        </text:list-item>
        <text:list-item>
          <text:p text:style-name="P233">value:<text:s/><text:span text:style-name="T234">القيمة</text:span><text:s/><text:span text:style-name="T235">الحالية</text:span>.</text:p>
        </text:list-item>
        <text:list-item>
          <text:p text:style-name="P236">onValueChange:<text:s/><text:span text:style-name="T237">يُحدّث</text:span><text:s/><text:span text:style-name="T238">القيمة</text:span><text:s/><text:span text:style-name="T239">عند</text:span><text:s/><text:span text:style-name="T240">الكتابة</text:span>.</text:p>
        </text:list-item>
        <text:list-item>
          <text:p text:style-name="P241">label:<text:s/><text:span text:style-name="T242">عنوان</text:span><text:s/><text:span text:style-name="T243">الحقل</text:span>.</text:p>
        </text:list-item>
        <text:list-item>
          <text:p text:style-name="P244">leadingIcon:<text:s/><text:span text:style-name="T245">أيقونة</text:span><text:s/><text:span text:style-name="T246">على</text:span><text:s/><text:span text:style-name="T247">اليسار</text:span><text:s/>(<text:span text:style-name="T248">رمز</text:span><text:s/><text:span text:style-name="T249">الإيميل</text:span>).</text:p>
        </text:list-item>
        <text:list-item>
          <text:p text:style-name="P250">fillMaxWidth():<text:s/><text:span text:style-name="T251">يملأ</text:span><text:s/><text:span text:style-name="T252">العرض</text:span><text:s/><text:span text:style-name="T253">بالكامل</text:span>.</text:p>
        </text:list-item>
      </text:list>
      <text:p text:style-name="Normal"><draw:custom-shape svg:x="0in" svg:y="0in" svg:width="45.51042in" svg:height="0.00139in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4">🔐</text:span><text:span text:style-name="T255"><text:s/></text:span><text:span text:style-name="T256">حقل</text:span><text:span text:style-name="T257"><text:s/></text:span><text:span text:style-name="T258">كلمة</text:span><text:span text:style-name="T259"><text:s/></text:span><text:span text:style-name="T260">المرور</text:span><text:span text:style-name="T261">:</text:span></text:p>
      <text:p text:style-name="Normal">TextField(</text:p>
      <text:p text:style-name="Normal"><text:s text:c="4"/><text:span text:style-name="T262">value = password,</text:span></text:p>
      <text:p text:style-name="P263"><text:s text:c="4"/>onValueChange = { password = it },</text:p>
      <text:p text:style-name="P264"><text:s text:c="4"/>label = { Text("Password") },</text:p>
      <text:p text:style-name="P265"><text:s text:c="4"/>leadingIcon = { Icon(Icons.Outlined.Lock, contentDescription = null) },</text:p>
      <text:p text:style-name="P266"><text:s text:c="4"/>trailingIcon = {</text:p>
      <text:soft-page-break/>
      <text:p text:style-name="P267"><text:s text:c="8"/>IconButton(onClick = { passwordVisible = !passwordVisible }) {</text:p>
      <text:p text:style-name="P268"><text:s text:c="12"/>Icon(</text:p>
      <text:p text:style-name="P269"><text:s text:c="16"/>imageVector = if (passwordVisible) Icons.Default.Visibility else Icons.Default.VisibilityOff,</text:p>
      <text:p text:style-name="P270"><text:s text:c="16"/>contentDescription = if (passwordVisible) "Hide" else "Show"</text:p>
      <text:p text:style-name="Normal"><text:span text:style-name="T271"><text:s text:c="12"/></text:span>)</text:p>
      <text:p text:style-name="Normal"><text:s text:c="8"/>}</text:p>
      <text:p text:style-name="Normal"><text:s text:c="4"/>},</text:p>
      <text:p text:style-name="Normal"><text:s text:c="4"/>visualTransformation = if (passwordVisible) VisualTransformation.None else PasswordVisualTransformation(),</text:p>
      <text:p text:style-name="Normal"><text:s text:c="4"/>modifier = Modifier.fillMaxWidth()</text:p>
      <text:p text:style-name="Normal">)</text:p>
      <text:list text:style-name="LFO7" text:continue-numbering="true">
        <text:list-item>
          <text:p text:style-name="P272"><text:span text:style-name="T273">نفس</text:span><text:s/><text:span text:style-name="T274">فكرة</text:span><text:s/><text:span text:style-name="T275">حقل</text:span><text:s/><text:span text:style-name="T276">الإيميل،</text:span><text:s/><text:span text:style-name="T277">ولكن</text:span><text:s/><text:span text:style-name="T278">لكلمة</text:span><text:s/><text:span text:style-name="T279">المرور</text:span>.</text:p>
        </text:list-item>
        <text:list-item>
          <text:p text:style-name="P280">trailingIcon:<text:s/><text:span text:style-name="T281">زر</text:span><text:s/><text:span text:style-name="T282">لإظهار</text:span>/<text:span text:style-name="T283">إخفاء</text:span><text:s/><text:span text:style-name="T284">كلمة</text:span><text:s/><text:span text:style-name="T285">المرور</text:span>.</text:p>
        </text:list-item>
        <text:list-item>
          <text:p text:style-name="P286">PasswordVisualTransformation():<text:s/><text:span text:style-name="T287">يخفي</text:span><text:s/><text:span text:style-name="T288">الأحرف</text:span><text:s/><text:span text:style-name="T289">على</text:span><text:s/><text:span text:style-name="T290">شكل</text:span><text:s/><text:span text:style-name="T291">نقاط</text:span>.</text:p>
        </text:list-item>
        <text:list-item>
          <text:p text:style-name="P292"><text:span text:style-name="T293">إذا</text:span><text:s/><text:span text:style-name="T294">كان</text:span><text:s/>passwordVisible = true<text:s/><text:span text:style-name="T295">تظهر</text:span><text:s/><text:span text:style-name="T296">الكلمة</text:span>.</text:p>
        </text:list-item>
      </text:list>
      <text:p text:style-name="Normal"><draw:custom-shape svg:x="0in" svg:y="0in" svg:width="45.51042in" svg:height="0.00139in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7">🔘</text:span><text:span text:style-name="T298"><text:s/></text:span><text:span text:style-name="T299">زر</text:span><text:span text:style-name="T300"><text:s/></text:span><text:span text:style-name="T301">تسجيل</text:span><text:span text:style-name="T302"><text:s/></text:span><text:span text:style-name="T303">الدخول</text:span><text:span text:style-name="T304">:</text:span></text:p>
      <text:p text:style-name="Normal">NextButton(</text:p>
      <text:p text:style-name="Normal"><text:s text:c="4"/><text:span text:style-name="T305">text = if (isLoading) "Logging in..." else "Login",</text:span></text:p>
      <text:p text:style-name="P306"><text:s text:c="4"/>enabled = !isLoading</text:p>
      <text:p text:style-name="P307">) {</text:p>
      <text:p text:style-name="P308"><text:s text:c="4"/>onLoginRequest(email, password)</text:p>
      <text:p text:style-name="Normal">}</text:p>
      <text:list text:style-name="LFO8" text:continue-numbering="true">
        <text:list-item>
          <text:p text:style-name="P309"><text:span text:style-name="T310">زر</text:span><text:s/><text:span text:style-name="T311">مخصص</text:span><text:s/>(<text:span text:style-name="T312">ربما</text:span><text:s/><text:span text:style-name="T313">صممته</text:span><text:s/><text:span text:style-name="T314">مسبقًا</text:span>).</text:p>
        </text:list-item>
        <text:list-item>
          <text:p text:style-name="P315"><text:span text:style-name="T316">يتغيّر</text:span><text:s/><text:span text:style-name="T317">النص</text:span><text:s/><text:span text:style-name="T318">إلى</text:span><text:s/>"Logging in..."<text:s/><text:span text:style-name="T319">إذا</text:span><text:s/><text:span text:style-name="T320">كان</text:span><text:s/><text:span text:style-name="T321">هناك</text:span><text:s/><text:span text:style-name="T322">تحميل</text:span>.</text:p>
        </text:list-item>
        <text:list-item>
          <text:p text:style-name="P323"><text:span text:style-name="T324">ينفذ</text:span><text:s/>onLoginRequest(email, password)<text:s/><text:span text:style-name="T325">عند</text:span><text:s/><text:span text:style-name="T326">الضغط</text:span>.</text:p>
        </text:list-item>
      </text:list>
      <text:p text:style-name="Normal"><draw:custom-shape svg:x="0in" svg:y="0in" svg:width="45.51042in" svg:height="0.00139in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7">🚪</text:span><text:span text:style-name="T328"><text:s/></text:span><text:span text:style-name="T329">زر</text:span><text:span text:style-name="T330"><text:s/></text:span><text:span text:style-name="T331">الدخول</text:span><text:span text:style-name="T332"><text:s/></text:span><text:span text:style-name="T333">كضيف</text:span><text:span text:style-name="T334">:</text:span></text:p>
      <text:soft-page-break/>
      <text:p text:style-name="Normal">NextButton(</text:p>
      <text:p text:style-name="Normal"><text:s text:c="4"/><text:span text:style-name="T335">text = "Enter as Guest",</text:span></text:p>
      <text:p text:style-name="P336"><text:s text:c="4"/>enabled = !isLoading</text:p>
      <text:p text:style-name="Normal">) {</text:p>
      <text:p text:style-name="Normal"><text:s text:c="4"/>onGuestRequest()</text:p>
      <text:p text:style-name="Normal">}</text:p>
      <text:list text:style-name="LFO9" text:continue-numbering="true">
        <text:list-item>
          <text:p text:style-name="P337"><text:span text:style-name="T338">زر</text:span><text:s/><text:span text:style-name="T339">ثانوي</text:span><text:s/><text:span text:style-name="T340">للدخول</text:span><text:s/><text:span text:style-name="T341">بدون</text:span><text:s/><text:span text:style-name="T342">حساب</text:span>.</text:p>
        </text:list-item>
        <text:list-item>
          <text:p text:style-name="P343"><text:span text:style-name="T344">ينفذ</text:span><text:s/>onGuestRequest()<text:s/><text:span text:style-name="T345">عند</text:span><text:s/><text:span text:style-name="T346">الضغط</text:span>.</text:p>
        </text:list-item>
      </text:list>
      <text:p text:style-name="Normal"><draw:custom-shape svg:x="0in" svg:y="0in" svg:width="45.51042in" svg:height="0.00139in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7">إذا</text:span><text:s/><text:span text:style-name="T348">أردت،</text:span><text:s/><text:span text:style-name="T349">يمكنني</text:span><text:s/><text:span text:style-name="T350">أيضًا</text:span><text:s/><text:span text:style-name="T351">شرح</text:span><text:s/><text:span text:style-name="T352">كيف</text:span><text:s/><text:span text:style-name="T353">تصنع</text:span><text:s/><text:span text:style-name="T354">زر</text:span><text:s/>NextButton<text:s/><text:span text:style-name="T355">أو</text:span><text:s/><text:span text:style-name="T356">تضيف</text:span><text:s/><text:span text:style-name="T357">رسالة</text:span><text:s/><text:span text:style-name="T358">خطأ</text:span><text:s/><text:span text:style-name="T359">أو</text:span><text:s/><text:span text:style-name="T360">تحقق</text:span><text:s/><text:span text:style-name="T361">من</text:span><text:s/><text:span text:style-name="T362">صحة</text:span><text:s/><text:span text:style-name="T363">الإيميل</text:span>.<text:s/><text:span text:style-name="T364">تحب</text:span><text:s/><text:span text:style-name="T365">نكمل؟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 Hall</meta:initial-creator>
    <dc:creator>Zak Hall</dc:creator>
    <meta:creation-date>2025-05-15T23:17:00Z</meta:creation-date>
    <dc:date>2025-05-15T23:50:00Z</dc:date>
    <meta:template xlink:href="Normal" xlink:type="simple"/>
    <meta:editing-cycles>3</meta:editing-cycles>
    <meta:editing-duration>PT780S</meta:editing-duration>
    <meta:document-statistic meta:page-count="5" meta:paragraph-count="7" meta:word-count="593" meta:character-count="3848" meta:row-count="27" meta:non-whitespace-character-count="3262"/>
  </office:meta>
</office:document-meta>
</file>